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fa1c" officeooo:paragraph-rsid="0000fa1c"/>
    </style:style>
    <style:style style:name="P2" style:family="paragraph" style:parent-style-name="Standard">
      <style:paragraph-properties fo:text-align="center" style:justify-single-word="false"/>
      <style:text-properties officeooo:rsid="0000fa1c" officeooo:paragraph-rsid="0000fa1c"/>
    </style:style>
    <style:style style:name="P3" style:family="paragraph" style:parent-style-name="Standard">
      <style:text-properties officeooo:rsid="0000fa1c" officeooo:paragraph-rsid="0002ec43"/>
    </style:style>
    <style:style style:name="P4" style:family="paragraph" style:parent-style-name="Standard">
      <style:text-properties officeooo:rsid="0000fa1c" officeooo:paragraph-rsid="00072ce0"/>
    </style:style>
    <style:style style:name="P5" style:family="paragraph" style:parent-style-name="Standard">
      <style:text-properties officeooo:rsid="0000fa1c" officeooo:paragraph-rsid="000cf573"/>
    </style:style>
    <style:style style:name="P6" style:family="paragraph" style:parent-style-name="Standard">
      <style:text-properties officeooo:rsid="0000fa1c" officeooo:paragraph-rsid="000faa7e"/>
    </style:style>
    <style:style style:name="P7" style:family="paragraph" style:parent-style-name="Standard">
      <style:paragraph-properties fo:text-align="center" style:justify-single-word="false"/>
      <style:text-properties fo:font-size="18pt" officeooo:rsid="0000fa1c" officeooo:paragraph-rsid="0000fa1c" style:font-size-asian="18pt" style:font-size-complex="18pt"/>
    </style:style>
    <style:style style:name="P8" style:family="paragraph" style:parent-style-name="Standard">
      <style:text-properties fo:font-weight="bold" officeooo:rsid="0000fa1c" officeooo:paragraph-rsid="0000fa1c" style:font-weight-asian="bold" style:font-weight-complex="bold"/>
    </style:style>
    <style:style style:name="P9" style:family="paragraph" style:parent-style-name="Standard">
      <style:text-properties fo:font-weight="bold" officeooo:rsid="0000fa1c" officeooo:paragraph-rsid="0006129b" style:font-weight-asian="bold" style:font-weight-complex="bold"/>
    </style:style>
    <style:style style:name="P10" style:family="paragraph" style:parent-style-name="Standard">
      <style:text-properties fo:font-weight="bold" officeooo:rsid="0000fa1c" officeooo:paragraph-rsid="00072ce0" style:font-weight-asian="bold" style:font-weight-complex="bold"/>
    </style:style>
    <style:style style:name="P11" style:family="paragraph" style:parent-style-name="Standard">
      <style:text-properties fo:font-weight="bold" officeooo:rsid="0000fa1c" officeooo:paragraph-rsid="00090173" style:font-weight-asian="bold" style:font-weight-complex="bold"/>
    </style:style>
    <style:style style:name="P12" style:family="paragraph" style:parent-style-name="Standard">
      <style:text-properties fo:font-weight="bold" officeooo:rsid="0000fa1c" officeooo:paragraph-rsid="000cf573" style:font-weight-asian="bold" style:font-weight-complex="bold"/>
    </style:style>
    <style:style style:name="P13" style:family="paragraph" style:parent-style-name="Standard">
      <style:text-properties fo:font-weight="bold" officeooo:rsid="0000fa1c" officeooo:paragraph-rsid="000faa7e" style:font-weight-asian="bold" style:font-weight-complex="bold"/>
    </style:style>
    <style:style style:name="P14" style:family="paragraph" style:parent-style-name="Standard">
      <style:text-properties fo:font-weight="normal" officeooo:rsid="00090173" officeooo:paragraph-rsid="00090173" style:font-weight-asian="normal" style:font-weight-complex="normal"/>
    </style:style>
    <style:style style:name="P15" style:family="paragraph" style:parent-style-name="Standard">
      <style:text-properties fo:font-weight="normal" officeooo:rsid="000c9888" officeooo:paragraph-rsid="000c9888" style:font-weight-asian="normal" style:font-weight-complex="normal"/>
    </style:style>
    <style:style style:name="P16" style:family="paragraph" style:parent-style-name="Standard">
      <style:text-properties fo:font-weight="normal" officeooo:rsid="000cf573" officeooo:paragraph-rsid="000cf573" style:font-weight-asian="normal" style:font-weight-complex="normal"/>
    </style:style>
    <style:style style:name="T1" style:family="text">
      <style:text-properties officeooo:rsid="0001096e"/>
    </style:style>
    <style:style style:name="T2" style:family="text">
      <style:text-properties officeooo:rsid="0002ec43"/>
    </style:style>
    <style:style style:name="T3" style:family="text">
      <style:text-properties fo:font-weight="bold" style:font-weight-asian="bold" style:font-weight-complex="bold"/>
    </style:style>
    <style:style style:name="T4" style:family="text">
      <style:text-properties fo:font-weight="bold" officeooo:rsid="0002ec43" style:font-weight-asian="bold" style:font-weight-complex="bold"/>
    </style:style>
    <style:style style:name="T5" style:family="text">
      <style:text-properties fo:font-weight="normal" officeooo:rsid="0002ec43" style:font-weight-asian="normal" style:font-weight-complex="normal"/>
    </style:style>
    <style:style style:name="T6" style:family="text">
      <style:text-properties fo:font-weight="normal" officeooo:rsid="0006129b" style:font-weight-asian="normal" style:font-weight-complex="normal"/>
    </style:style>
    <style:style style:name="T7" style:family="text">
      <style:text-properties fo:font-weight="normal" officeooo:rsid="00072ce0" style:font-weight-asian="normal" style:font-weight-complex="normal"/>
    </style:style>
    <style:style style:name="T8" style:family="text">
      <style:text-properties fo:font-weight="normal" officeooo:rsid="00090173" style:font-weight-asian="normal" style:font-weight-complex="normal"/>
    </style:style>
    <style:style style:name="T9" style:family="text">
      <style:text-properties fo:font-weight="normal" officeooo:rsid="000cf573" style:font-weight-asian="normal" style:font-weight-complex="normal"/>
    </style:style>
    <style:style style:name="T10" style:family="text">
      <style:text-properties fo:font-weight="normal" officeooo:rsid="000dc108" style:font-weight-asian="normal" style:font-weight-complex="normal"/>
    </style:style>
    <style:style style:name="T11" style:family="text">
      <style:text-properties fo:font-weight="normal" officeooo:rsid="000f8366" style:font-weight-asian="normal" style:font-weight-complex="normal"/>
    </style:style>
    <style:style style:name="T12" style:family="text">
      <style:text-properties fo:font-weight="normal" officeooo:rsid="000faa7e" style:font-weight-asian="normal" style:font-weight-complex="normal"/>
    </style:style>
    <style:style style:name="T13" style:family="text">
      <style:text-properties officeooo:rsid="00072ce0"/>
    </style:style>
    <style:style style:name="T14" style:family="text">
      <style:text-properties officeooo:rsid="000cf573"/>
    </style:style>
    <style:style style:name="T15" style:family="text">
      <style:text-properties officeooo:rsid="000faa7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Race <text:span text:style-name="T15">C</text:span>onditions</text:p>
      <text:p text:style-name="P2"/>
      <text:p text:style-name="P8">1. <text:span text:style-name="T15">R</text:span>ace condition #1</text:p>
      <text:p text:style-name="P3"><text:tab/><text:span text:style-name="T3">Critical region </text:span><text:span text:style-name="T4">#1</text:span><text:span text:style-name="T3">:</text:span> <text:span text:style-name="T2">devc→count1++;</text:span></text:p>
      <text:p text:style-name="P3"><text:tab/><text:span text:style-name="T3">Critical region </text:span><text:span text:style-name="T4">#2</text:span><text:span text:style-name="T3">: </text:span><text:span text:style-name="T2">devc→count1- -;</text:span></text:p>
      <text:p text:style-name="P4"><text:tab/><text:tab/><text:tab/> <text:s text:c="8"/><text:span text:style-name="T13">if (devc-&gt;count1 == 1)</text:span></text:p>
      <text:p text:style-name="P3"><text:tab/><text:span text:style-name="T3">Locks held:</text:span> <text:span text:style-name="T2">devc-&gt;sem1</text:span></text:p>
      <text:p text:style-name="P6"><text:tab/><text:span text:style-name="T3">Reasoning: </text:span><text:span text:style-name="T12">these critical region are in the open, release and e2_ioctl functions. Race condition can happen in this case because during the mode switch process, it actually updating the same semaphore which may cause several threads try to increase or decrease the value of <text:s/></text:span><text:span text:style-name="T5">count1 </text:span><text:span text:style-name="T12">in parallel, and thus a race condition could occur. </text:span></text:p>
      <text:p text:style-name="P1"/>
      <text:p text:style-name="P8">2. <text:span text:style-name="T15">Ra</text:span>ce condition #<text:span text:style-name="T1">2</text:span></text:p>
      <text:p text:style-name="P9"><text:tab/>Critical region <text:span text:style-name="T2">#1</text:span>: <text:span text:style-name="T5">devc-&gt;count</text:span><text:span text:style-name="T6">2</text:span><text:span text:style-name="T5">++;</text:span></text:p>
      <text:p text:style-name="P9"><text:tab/>Critical region <text:span text:style-name="T2">#2</text:span>: <text:span text:style-name="T5">devc→count</text:span><text:span text:style-name="T6">2</text:span><text:span text:style-name="T5">- -;</text:span></text:p>
      <text:p text:style-name="P10"><text:span text:style-name="T5"><text:tab/><text:tab/><text:tab/> <text:s text:c="8"/></text:span><text:span text:style-name="T7">if (devc-&gt;count2 == 1)</text:span></text:p>
      <text:p text:style-name="P10"><text:tab/>Locks held: <text:span text:style-name="T5">devc-&gt;sem2</text:span></text:p>
      <text:p text:style-name="P13"><text:tab/>Reasoning: <text:span text:style-name="T11">can be same as race conditon #1. </text:span><text:span text:style-name="T12">these critical region are in the open, release and e2_ioctl functions. Race condition can happen in this case because during the mode switch process, it actually updating the same semaphore which may cause several threads try to increase or decrease the value of <text:s/></text:span><text:span text:style-name="T5">count</text:span><text:span text:style-name="T12">2</text:span><text:span text:style-name="T5"> </text:span><text:span text:style-name="T12">in parallel, and thus a race condition could occur. </text:span></text:p>
      <text:p text:style-name="P8"/>
      <text:p text:style-name="P8">3. <text:span text:style-name="T15">R</text:span>ace condition #<text:span text:style-name="T1">3</text:span></text:p>
      <text:p text:style-name="P11"><text:tab/><text:span text:style-name="T15">C</text:span>ritical region: <text:span text:style-name="T8">if (*f_pos + count &gt; ramdisk_size) {</text:span></text:p>
      <text:p text:style-name="P14"><text:s text:c="12"/><text:tab/><text:tab/><text:tab/> <text:s/>printk("Trying to read past end of buffer!\n");</text:p>
      <text:p text:style-name="P14"><text:s text:c="8"/><text:tab/><text:tab/><text:tab/><text:tab/> <text:s/>return ret;</text:p>
      <text:p text:style-name="P14"><text:s text:c="11"/><text:tab/><text:tab/><text:tab/> <text:s text:c="2"/>}</text:p>
      <text:p text:style-name="P14"><text:tab/><text:tab/><text:tab/> <text:s text:c="2"/>ret = count - copy_to_user(buf, devc-&gt;ramdisk, count);</text:p>
      <text:p text:style-name="P15"/>
      <text:p text:style-name="P11"><text:tab/>Locks held: <text:span text:style-name="T8">up(&amp;devc-&gt;sem1);</text:span></text:p>
      <text:p text:style-name="P11"><text:tab/>Reasoning: <text:span text:style-name="T11">this critical region is in the read/write functions of mode 1. B</text:span><text:span text:style-name="T8">ecause before entering the critical region, it’s unlocking the lock by using up(&amp;devc→sem1); both during read and write function, which may cause </text:span><text:span text:style-name="T10">write function writing</text:span><text:span text:style-name="T8"> to th</text:span><text:span text:style-name="T10">is critical region</text:span><text:span text:style-name="T11"> during reading it</text:span><text:span text:style-name="T10"> and a race condition happens.</text:span></text:p>
      <text:p text:style-name="P11"><text:span text:style-name="T8"/></text:p>
      <text:p text:style-name="P8">4. <text:span text:style-name="T15">R</text:span>ace condition #<text:span text:style-name="T1">4</text:span></text:p>
      <text:p text:style-name="P12"><text:tab/><text:span text:style-name="T15">C</text:span>ritical region: <text:span text:style-name="T14"><text:s text:c="2"/></text:span><text:span text:style-name="T9">if (*f_pos + count &gt; ramdisk_size) {</text:span></text:p>
      <text:p text:style-name="P16"><text:s text:c="13"/><text:tab/><text:tab/><text:tab/>printk("Trying to read past end of buffer!\n");</text:p>
      <text:p text:style-name="P16"><text:s text:c="13"/><text:tab/><text:tab/><text:tab/>up(&amp;devc→sem1);</text:p>
      <text:p text:style-name="P16"><text:tab/><text:tab/><text:tab/> <text:s text:c="4"/>}</text:p>
      <text:p text:style-name="P16"><text:tab/><text:tab/><text:tab/> <text:s text:c="4"/>ret = count - copy_to_user(buf, devc-&gt;ramdisk, count);</text:p>
      <text:p text:style-name="P16"/>
      <text:p text:style-name="P12"><text:tab/>Locks held: <text:span text:style-name="T5">devc-&gt;sem1</text:span></text:p>
      <text:p text:style-name="P5"><text:span text:style-name="T3"><text:tab/>Reasoning: </text:span><text:span text:style-name="T9">this critical region is in the read/write function of mode 2. Race condition can happen when switching from mode 1 to mode 2 if model 1 just excute </text:span><text:span text:style-name="T8">up(&amp;devc→sem1); </text:span><text:span text:style-name="T9">and unlock the lock, then multiple threads/processes can get access to this critical region and read/write to it and a race condition will occu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4T14:52:44.771635203</meta:creation-date>
    <dc:date>2018-04-14T15:46:26.410745061</dc:date>
    <meta:editing-duration>PT42M45S</meta:editing-duration>
    <meta:editing-cycles>12</meta:editing-cycles>
    <meta:generator>LibreOffice/5.1.6.2$Linux_X86_64 LibreOffice_project/10m0$Build-2</meta:generator>
    <meta:document-statistic meta:table-count="0" meta:image-count="0" meta:object-count="0" meta:page-count="1" meta:paragraph-count="29" meta:word-count="325" meta:character-count="2186" meta:non-whitespace-character-count="1744"/>
  </office:meta>
</office:document-meta>
</file>